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otum" svg:font-family="Dotum, Helvetica, 'Apple SD Gothic Neo'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nanumgothic" svg:font-family="nanumgothic, 'se NanumGothic', AppleSDGothicNeo, sans-serif, simhei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굴림1" svg:font-family="굴림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55806" officeooo:paragraph-rsid="0015580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55806" officeooo:paragraph-rsid="00155806" style:font-size-asian="15pt" style:font-weight-asian="bold" style:font-size-complex="13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2.5500001907349pt" fo:font-weight="normal" officeooo:rsid="00155806" officeooo:paragraph-rsid="00155806" style:font-size-asian="11pt" style:font-weight-asian="normal" style:font-size-complex="12.5500001907349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font-size="12.5500001907349pt" fo:font-weight="normal" officeooo:rsid="00155806" officeooo:paragraph-rsid="0015f686" style:font-size-asian="11pt" style:font-weight-asian="normal" style:font-size-complex="12.5500001907349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2.5500001907349pt" fo:font-weight="bold" officeooo:rsid="00155806" officeooo:paragraph-rsid="001751a6" style:font-size-asian="11pt" style:font-weight-asian="bold" style:font-size-complex="12.5500001907349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font-name="apple-system" fo:font-size="10.5pt" fo:letter-spacing="normal" fo:font-style="normal" fo:font-weight="normal" officeooo:rsid="002e1df5" officeooo:paragraph-rsid="001751a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normal" officeooo:rsid="002bec3c" officeooo:paragraph-rsid="0015f68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normal" officeooo:rsid="0015f686" officeooo:paragraph-rsid="0015f68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normal" officeooo:rsid="0018adf2" officeooo:paragraph-rsid="0018adf2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normal" officeooo:paragraph-rsid="0015f686"/>
    </style:style>
    <style:style style:name="P11" style:family="paragraph" style:parent-style-name="Standard">
      <style:paragraph-properties fo:line-height="115%" fo:text-align="start" style:justify-single-word="false"/>
      <style:text-properties officeooo:paragraph-rsid="001751a6"/>
    </style:style>
    <style:style style:name="P12" style:family="paragraph" style:parent-style-name="Standard">
      <style:paragraph-properties fo:line-height="115%" fo:text-align="start" style:justify-single-word="false"/>
      <style:text-properties fo:font-size="12.5500001907349pt" fo:font-weight="normal" officeooo:rsid="001751a6" officeooo:paragraph-rsid="001751a6" style:font-size-asian="11pt" style:font-weight-asian="normal" style:font-size-complex="12.5500001907349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bold" officeooo:rsid="001da5fe" officeooo:paragraph-rsid="0015f686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bold" officeooo:rsid="001da5fe" officeooo:paragraph-rsid="001751a6" style:font-size-asian="11pt" style:font-weight-asian="bold" style:font-size-complex="11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normal" officeooo:rsid="001da5fe" officeooo:paragraph-rsid="0015f68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normal" officeooo:rsid="002bec3c" officeooo:paragraph-rsid="0015f68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nanumgothic" fo:font-size="12pt" fo:letter-spacing="normal" fo:font-style="normal" fo:font-weight="normal" officeooo:rsid="0015f686" officeooo:paragraph-rsid="0015f686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Dotum" fo:font-size="9pt" fo:letter-spacing="normal" fo:font-style="normal" fo:font-weight="normal" officeooo:rsid="0015f686" officeooo:paragraph-rsid="0015f686" style:font-size-asian="11pt" style:font-weight-asian="normal" style:font-size-complex="11pt" style:font-weight-complex="normal"/>
    </style:style>
    <style:style style:name="T1" style:family="text">
      <style:text-properties fo:font-size="12.5500001907349pt" fo:font-weight="normal" officeooo:rsid="00155806" style:font-size-asian="11pt" style:font-weight-asian="normal" style:font-size-complex="12.5500001907349pt" style:font-weight-complex="normal"/>
    </style:style>
    <style:style style:name="T2" style:family="text">
      <style:text-properties fo:font-size="12.5500001907349pt" fo:font-weight="normal" officeooo:rsid="001751a6" style:font-size-asian="11pt" style:font-weight-asian="normal" style:font-size-complex="12.5500001907349pt" style:font-weight-complex="normal"/>
    </style:style>
    <style:style style:name="T3" style:family="text">
      <style:text-properties fo:font-size="12.5500001907349pt" fo:font-weight="bold" officeooo:rsid="00155806" style:font-size-asian="11pt" style:font-weight-asian="bold" style:font-size-complex="12.5500001907349pt" style:font-weight-complex="bold"/>
    </style:style>
    <style:style style:name="T4" style:family="text">
      <style:text-properties fo:font-variant="normal" fo:text-transform="none" fo:color="#000000" style:font-name="nanumgothic" fo:font-size="12pt" fo:letter-spacing="normal" fo:font-style="normal" officeooo:rsid="001da5fe" style:font-size-complex="11pt"/>
    </style:style>
    <style:style style:name="T5" style:family="text">
      <style:text-properties fo:font-variant="normal" fo:text-transform="none" fo:color="#000000" style:font-name="nanumgothic" fo:font-size="12pt" fo:letter-spacing="normal" fo:font-style="normal" officeooo:rsid="0016fc31" style:font-size-complex="11pt"/>
    </style:style>
    <style:style style:name="T6" style:family="text">
      <style:text-properties fo:font-variant="normal" fo:text-transform="none" fo:color="#000000" style:font-name="nanumgothic" fo:font-size="12pt" fo:letter-spacing="normal" fo:font-style="normal" officeooo:rsid="002bec3c" style:font-size-complex="11pt"/>
    </style:style>
    <style:style style:name="T7" style:family="text">
      <style:text-properties fo:font-variant="normal" fo:text-transform="none" fo:color="#000000" style:font-name="nanumgothic" fo:font-size="12pt" fo:letter-spacing="normal" fo:font-style="normal" officeooo:rsid="0015f686" style:font-size-complex="11pt"/>
    </style:style>
    <style:style style:name="T8" style:family="text">
      <style:text-properties fo:font-variant="normal" fo:text-transform="none" fo:color="#000000" style:font-name="nanumgothic" fo:font-size="12pt" fo:letter-spacing="normal" fo:font-style="normal" fo:font-weight="bold" officeooo:rsid="001da5fe" style:font-size-asian="11pt" style:font-weight-asian="bold" style:font-size-complex="11pt" style:font-weight-complex="bold"/>
    </style:style>
    <style:style style:name="T9" style:family="text">
      <style:text-properties officeooo:rsid="0015f686"/>
    </style:style>
    <style:style style:name="T10" style:family="text">
      <style:text-properties officeooo:rsid="002bec3c" style:font-size-asian="11pt" style:font-weight-asian="normal" style:font-size-complex="11pt" style:font-weight-complex="normal"/>
    </style:style>
    <style:style style:name="T11" style:family="text">
      <style:text-properties officeooo:rsid="0015f686" style:font-size-asian="11pt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마스크 데모 실행방법 정리</text:p>
      <text:p text:style-name="P1"/>
      <text:p text:style-name="P5"><text:span text:style-name="T4">- </text:span>실행환경</text:p>
      <text:p text:style-name="P3">Ubuntu: 18.04</text:p>
      <text:p text:style-name="P3">Cuda: 10.1</text:p>
      <text:p text:style-name="P3">Cudnn: 7.6.5</text:p>
      <text:p text:style-name="P3">Python: 3.8</text:p>
      <text:p text:style-name="P3">tensorflow: 2.2</text:p>
      <text:p text:style-name="P11"><text:span text:style-name="T1">이 외에 필요한 모듈은 </text:span><text:span text:style-name="T2">requirements.txt파일에 존재</text:span></text:p>
      <text:p text:style-name="P12"/>
      <text:p text:style-name="P11"><text:span text:style-name="T8">- </text:span><text:span text:style-name="T3">모듈 설치 시 주의사항</text:span></text:p>
      <text:p text:style-name="P3">mxnet-cu101==1.5.0 버전으로 설치.</text:p>
      <text:p text:style-name="P3">cython 에러가 뜨면 <text:span text:style-name="T9">pip install cython 이후 </text:span>make</text:p>
      <text:p text:style-name="P3"/>
      <text:p text:style-name="P13">- 모델 정리</text:p>
      <text:p text:style-name="P15">1) 마스크</text:p>
      <text:p text:style-name="P4"><text:span text:style-name="T7">I</text:span><text:span text:style-name="T5">nsightface모델 중 </text:span><text:span text:style-name="T6">Retinaface Anti Cov</text:span></text:p>
      <text:p text:style-name="P7">mobile net기반의 pre-trained model을 사용</text:p>
      <text:p text:style-name="P4"><text:a xlink:type="simple" xlink:href="https://github.com/deepinsight/insightface" text:style-name="Internet_20_link" text:visited-style-name="Visited_20_Internet_20_Link"><text:span text:style-name="T6">https://github.com/deepinsight/insightface</text:span></text:a></text:p>
      <text:p text:style-name="P7"/>
      <text:p text:style-name="P15">2) 나이, 성별</text:p>
      <text:p text:style-name="P10"><text:span text:style-name="T11">I</text:span><text:span text:style-name="T10">nsightface 중 </text:span><text:span text:style-name="T11">age-gender 모델에</text:span><text:span text:style-name="T10"> “AFAD, megaage_asian, </text:span><text:span text:style-name="T11">AgeDB” 데이터를 추가 학습</text:span></text:p>
      <text:p text:style-name="P8">https://github.com/yeyupiaoling/Age-Gender-MXNET</text:p>
      <text:p text:style-name="P18"/>
      <text:p text:style-name="P7">3) 감정</text:p>
      <text:p text:style-name="P8">5개의 감정을 분류. 네트워크로는 VggNet을 사용</text:p>
      <text:p text:style-name="P8"/>
      <text:p text:style-name="P14">- 실행 방법</text:p>
      <text:p text:style-name="P9">한 사람에 대한 나이, 성별, 감정 인식: python person.py</text:p>
      <text:p text:style-name="P9">여러 사람에 대한 나이, 성별, 감정 인식: python people.py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otum" svg:font-family="Dotum, Helvetica, 'Apple SD Gothic Neo'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nanumgothic" svg:font-family="nanumgothic, 'se NanumGothic', AppleSDGothicNeo, sans-serif, simhei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굴림1" svg:font-family="굴림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굴림" fo:font-size="12pt" fo:language="en" fo:country="US" style:letter-kerning="true" style:font-name-asian="굴림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굴림" fo:font-size="12pt" fo:language="en" fo:country="US" style:letter-kerning="true" style:font-name-asian="굴림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굴림1" style:font-family-asian="굴림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굴림1" style:font-family-asian="굴림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14:17:39.827141562</meta:creation-date>
    <dc:date>2021-06-18T15:49:03.424422182</dc:date>
    <meta:editing-duration>PT1H13M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88" meta:character-count="569" meta:non-whitespace-character-count="496"/>
  </office:meta>
</office:document-meta>
</file>